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37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default-cell-style-name="ce1"/>
        <table:table-column table:style-name="co2" table:number-columns-repeated="3" table:default-cell-style-name="ce2"/>
        <table:table-column table:style-name="co2" table:number-columns-repeated="2" table:default-cell-style-name="ce1"/>
        <table:table-column table:style-name="co2" table:number-columns-repeated="1009" table:default-cell-style-name="ce2"/>
        <table:table-row table:style-name="ro1">
          <table:table-cell table:style-name="Default" office:value-type="string">
            <text:p>titre</text:p>
          </table:table-cell>
          <table:table-cell table:style-name="Default" office:value-type="string">
            <text:p>rubrique</text:p>
          </table:table-cell>
          <table:table-cell table:style-name="Default" office:value-type="string">
            <text:p>id_langue</text:p>
          </table:table-cell>
          <table:table-cell table:style-name="Default" office:value-type="string">
            <text:p>resume</text:p>
          </table:table-cell>
          <table:table-cell table:style-name="Default" office:value-type="string">
            <text:p>sommaire</text:p>
          </table:table-cell>
          <table:table-cell table:style-name="Default" office:value-type="string">
            <text:p>accroche</text:p>
          </table:table-cell>
          <table:table-cell table:style-name="Default" office:value-type="string">
            <text:p>date_parution</text:p>
          </table:table-cell>
          <table:table-cell table:style-name="Default" office:value-type="string">
            <text:p>id_editeur</text:p>
          </table:table-cell>
          <table:table-cell table:style-name="Default" office:value-type="string">
            <text:p>id_collection</text:p>
          </table:table-cell>
          <table:table-cell table:style-name="Default" office:value-type="string">
            <text:p>dimension</text:p>
          </table:table-cell>
          <table:table-cell table:style-name="Default" office:value-type="string">
            <text:p>poids</text:p>
          </table:table-cell>
          <table:table-cell table:style-name="Default" office:value-type="string">
            <text:p>nb_pages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isbn10</text:p>
          </table:table-cell>
          <table:table-cell table:style-name="Default" office:value-type="string">
            <text:p>isbn13</text:p>
          </table:table-cell>
          <table:table-cell table:style-name="Default" office:value-type="string">
            <text:p>prix</text:p>
          </table:table-cell>
          <table:table-cell table:style-name="Default" office:value-type="string">
            <text:p>stock</text:p>
          </table:table-cell>
          <table:table-cell table:style-name="Default" office:value-type="string">
            <text:p>image</text:p>
          </table:table-cell>
          <table:table-cell table:style-name="Default" office:value-type="string">
            <text:p>edition</text:p>
          </table:table-cell>
          <table:table-cell table:style-name="Default" table:number-columns-repeated="1005"/>
        </table:table-row>
        <table:table-row table:style-name="ro2">
          <table:table-cell office:value-type="string">
            <text:p>Programmez en orienté objet en PHP</text:p>
          </table:table-cell>
          <table:table-cell office:value-type="string">
            <text:p>informatique</text:p>
          </table:table-cell>
          <table:table-cell office:value-type="float" office:value="1">
            <text:p>1</text:p>
          </table:table-cell>
          <table:table-cell office:value-type="string">
            <text:p>Vous codez en PHP et vous voulez découvrir ou approfondir vos connaissances en orienté objet ? Ce livre est fait pour vous ! Il vous permettra de découvrir une nouvelle façon de concevoir vos projets, pour une maintenance et une distribution de votre code plus faciles !</text:p>
            <text:p/>
            <text:p>23 chapitres de difficulté progressive</text:p>
            <text:p>Des TP réguliers pour vous entrainer</text:p>
            <text:p>Vous débutez en PHP Objet ?</text:p>
            <text:p>Le seul prérequis est de maitriser le PHP</text:p>
            <text:p>De nombreuses images pour vous guider pas à pas</text:p>
            <text:p>Une pédagogie pensée pour ne perdre aucun lecteur</text:p>
            <text:p>L'orienté objet en PHP pas à pas</text:p>
            <text:p>Découvrez les avantages de l'orienté objet en PHP</text:p>
            <text:p>Créez des classes et manipulez vos premiers objets</text:p>
            <text:p>Définissez l'héritage de vos classes</text:p>
            <text:p>Imposez un comportement à vos objets grâce aux interfaces</text:p>
            <text:p>Protégez l'intégrité de vos objets avec l'encapsulation</text:p>
            <text:p>Gérez les erreurs facilement en créant vos exceptions</text:p>
            <text:p>Découvrez une nouvelle façon de concevoir vos projets avec l'UML</text:p>
            <text:p>Pratiquez grâce aux TP : concevez un petit jeu de combat en ligne, réalisez un site web de A à Z</text:p>
            <text:p>À qui ce livre est-il destiné ?</text:p>
            <text:p>Aux passionnés qui veulent approfondir leurs connaissances en informatique</text:p>
            <text:p>Aux étudiants dans le domaine des nouvelles technologies qui recherchent un support de cours</text:p>
            <text:p>À toutes les personnes qui ont besoin de se former à la programmation orientée objet</text:p>
          </table:table-cell>
          <table:table-cell table:number-columns-repeated="2"/>
          <table:table-cell office:value-type="date" office:date-value="207-01-19">
            <text:p>18/01/0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4 x 2,9 x 17 cm 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string">
            <text:p>broché</text:p>
          </table:table-cell>
          <table:table-cell office:value-type="float" office:value="2212144725">
            <text:p>2212144725</text:p>
          </table:table-cell>
          <table:table-cell office:value-type="string">
            <text:p>978-2212144727 </text:p>
          </table:table-cell>
          <table:table-cell office:value-type="float" office:value="29.9">
            <text:p>29,9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Administrez vos bases de données avec MySQL</text:p>
          </table:table-cell>
          <table:table-cell office:value-type="string">
            <text:p>informatique</text:p>
          </table:table-cell>
          <table:table-cell office:value-type="float" office:value="1">
            <text:p>1</text:p>
          </table:table-cell>
          <table:table-cell office:value-type="string">
            <text:p>Présentation de l'éditeur</text:p>
            <text:p>Vous avez de nombreuses données à traiter et vous désirez les organiser avec un outil adapté ?</text:p>
            <text:p/>
            <text:p>Cet ouvrage conçu pour les débutants vous apprendra à manipuler vos données, depuis la création d'une table jusqu'à la gestion des utilisateurs. Tout cela avec MySQL, le système de gestion de bases de données le plus répandu au monde !</text:p>
            <text:p/>
            <text:p>Un cours pensé pour les débutants</text:p>
            <text:p>Le seul pré-requis est de savoir allumer son ordinateur</text:p>
            <text:p>Des exemples clairs et une pédagogie adaptée aux débutants</text:p>
            <text:p>Aucune connaissance du SQL n est requise</text:p>
            <text:p>Manipulez vos données en toute facilité !</text:p>
            <text:p>Qu'est-ce qu'une base de données ?</text:p>
            <text:p>Quel système choisir ? Pourquoi MySQL ?</text:p>
            <text:p>Installez MySQL et créez votre première base de données</text:p>
            <text:p>Initiez-vous au langage SQL et découvrez les différents types de données</text:p>
            <text:p>Apprenez à manipuler les tables avec les requêtes et les jointures</text:p>
            <text:p>Pratiquez grâce aux TP : créez la BDD d une animalerie, gérez votre bibliothèque, concevez un répertoire clients...</text:p>
            <text:p>Exploitez vos données avec les calculs statistiques et les fonctions d'agrégation</text:p>
            <text:p>Sécurisez vos données et gérez les utilisateurs des tables</text:p>
            <text:p>À qui ce livre est-il destiné ?</text:p>
            <text:p>Aux passionnés qui veulent approfondir leurs connaissances en informatique</text:p>
            <text:p>Aux étudiants dans le domaine des nouvelles technologies qui recherchent un support de cours</text:p>
            <text:p>À toutes les personnes qui ont besoin de se former ou de se convertir à la gestion de données</text:p>
          </table:table-cell>
          <table:table-cell table:number-columns-repeated="2"/>
          <table:table-cell office:value-type="date" office:date-value="2014-07-18">
            <text:p>18/07/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4 x 2,9 x 17 cm </text:p>
          </table:table-cell>
          <table:table-cell office:value-type="float" office:value="700">
            <text:p>700</text:p>
          </table:table-cell>
          <table:table-cell office:value-type="float" office:value="544">
            <text:p>544</text:p>
          </table:table-cell>
          <table:table-cell office:value-type="string">
            <text:p>broché</text:p>
          </table:table-cell>
          <table:table-cell/>
          <table:table-cell office:value-type="string">
            <text:p>979-1090085671 </text:p>
          </table:table-cell>
          <table:table-cell office:value-type="float" office:value="24.9">
            <text:p>24,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5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09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9:14:18.09</meta:creation-date>
    <dc:date>2016-11-30T09:28:15.02</dc:date>
    <meta:editing-duration>PT13M57S</meta:editing-duration>
    <meta:editing-cycles>3</meta:editing-cycles>
    <meta:generator>OpenOffice.org/3.4.1$Win32 OpenOffice.org_project/341m1$Build-9593</meta:generator>
    <meta:document-statistic meta:table-count="3" meta:cell-count="48" meta:object-count="0"/>
  </office:meta>
</office:document-meta>
</file>